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6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193cm"/>
    </style:style>
    <style:style style:name="gr9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811cm"/>
    </style:style>
    <style:style style:name="gr11" style:family="graphic" style:parent-style-name="standard">
      <style:graphic-properties draw:stroke="none" svg:stroke-width="0.051cm" svg:stroke-color="#000000" draw:marker-start-width="0.376cm" draw:marker-end-width="0.376cm" draw:fill="none" draw:fill-color="#ffffff" draw:textarea-horizontal-align="left" draw:auto-grow-height="true" draw:auto-grow-width="true" fo:min-height="0.733cm" fo:min-width="0.6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574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7.8999996185303pt" fo:font-style="italic" fo:font-weight="normal" style:font-size-asian="18pt" style:font-style-asian="italic" style:font-size-complex="18pt" style:font-style-complex="italic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7.8999996185303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paragraph-properties fo:text-align="center"/>
      <style:text-properties fo:font-family="Arial" style:font-family-generic="swiss" style:font-pitch="variable" fo:font-size="18pt" fo:font-style="italic" fo:font-weight="normal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7.8999996185303pt" fo:font-style="italic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7.8999996185303pt" fo:font-style="italic" fo:font-weight="normal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7.8999996185303pt" fo:font-style="italic" fo:font-weight="normal" style:font-size-asian="18pt" style:font-style-asian="italic" style:font-size-complex="18pt" style:font-style-complex="italic"/>
    </style:style>
    <style:style style:name="P8" style:family="paragraph">
      <style:paragraph-properties fo:margin-left="0cm" fo:margin-right="0cm" fo:text-indent="0cm"/>
      <style:text-properties fo:font-family="Arial" style:font-family-generic="swiss" style:font-pitch="variable" fo:font-size="17.8999996185303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P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7.8999996185303pt" fo:font-style="italic" fo:font-weight="normal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7.8999996185303pt" fo:font-style="italic" fo:font-weight="normal" style:font-size-asian="18pt" style:font-weight-asian="bold" style:font-size-complex="18pt" style:font-weight-complex="bold"/>
    </style:style>
    <style:style style:name="T1" style:family="text">
      <style:text-properties style:font-style-asian="italic" style:font-weight-asian="bold" style:font-style-complex="italic" style:font-weight-complex="bold"/>
    </style:style>
    <style:style style:name="T2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2.2cm" svg:height="18.814cm" svg:x="0.038cm" svg:y="0.029cm">
          <text:p/>
        </draw:rect>
        <draw:rect draw:style-name="gr2" draw:text-style-name="P3" draw:layer="layout" svg:width="3.445cm" svg:height="1.505cm" svg:x="11.732cm" svg:y="0.275cm">
          <text:p text:style-name="P2"><text:span text:style-name="T1">System</text:span></text:p>
        </draw:rect>
        <draw:rect draw:style-name="gr3" draw:text-style-name="P3" draw:layer="layout" svg:width="3.445cm" svg:height="1.505cm" svg:x="0.339cm" svg:y="3.676cm">
          <text:p text:style-name="P2"><text:span text:style-name="T1">Kernel</text:span></text:p>
        </draw:rect>
        <draw:rect draw:style-name="gr4" draw:text-style-name="P4" draw:layer="layout" svg:width="0.971cm" svg:height="0.97cm" svg:x="7.877cm" svg:y="4.265cm">
          <text:p/>
        </draw:rect>
        <draw:rect draw:style-name="gr4" draw:text-style-name="P4" draw:layer="layout" svg:width="0.971cm" svg:height="0.97cm" svg:x="9.777cm" svg:y="4.265cm">
          <text:p/>
        </draw:rect>
        <draw:frame draw:style-name="gr5" draw:text-style-name="P6" draw:layer="layout" svg:width="1.114cm" svg:height="0.983cm" svg:x="8.742cm" svg:y="4.065cm">
          <draw:text-box>
            <text:p text:style-name="P5"><text:span text:style-name="T2">...</text:span></text:p>
          </draw:text-box>
        </draw:frame>
        <draw:frame draw:style-name="gr6" draw:text-style-name="P6" draw:layer="layout" svg:width="3.55cm" svg:height="0.971cm" svg:x="7.991cm" svg:y="3.34cm">
          <draw:text-box>
            <text:p text:style-name="P5"><text:span text:style-name="T2">Stations</text:span></text:p>
          </draw:text-box>
        </draw:frame>
        <draw:rect draw:style-name="gr4" draw:text-style-name="P4" draw:layer="layout" svg:width="0.971cm" svg:height="0.97cm" svg:x="11.977cm" svg:y="5.566cm">
          <text:p/>
        </draw:rect>
        <draw:rect draw:style-name="gr4" draw:text-style-name="P4" draw:layer="layout" svg:width="0.971cm" svg:height="0.97cm" svg:x="13.877cm" svg:y="5.566cm">
          <text:p/>
        </draw:rect>
        <draw:frame draw:style-name="gr5" draw:text-style-name="P6" draw:layer="layout" svg:width="1.114cm" svg:height="0.983cm" svg:x="12.842cm" svg:y="5.366cm">
          <draw:text-box>
            <text:p text:style-name="P5"><text:span text:style-name="T2">...</text:span></text:p>
          </draw:text-box>
        </draw:frame>
        <draw:frame draw:style-name="gr7" draw:text-style-name="P6" draw:layer="layout" svg:width="2.407cm" svg:height="0.971cm" svg:x="12.492cm" svg:y="4.641cm">
          <draw:text-box>
            <text:p text:style-name="P5"><text:span text:style-name="T2">Links</text:span></text:p>
          </draw:text-box>
        </draw:frame>
        <draw:rect draw:style-name="gr4" draw:text-style-name="P4" draw:layer="layout" svg:width="0.971cm" svg:height="0.97cm" svg:x="15.077cm" svg:y="7.667cm">
          <text:p/>
        </draw:rect>
        <draw:rect draw:style-name="gr4" draw:text-style-name="P4" draw:layer="layout" svg:width="0.971cm" svg:height="0.97cm" svg:x="16.977cm" svg:y="7.667cm">
          <text:p/>
        </draw:rect>
        <draw:frame draw:style-name="gr5" draw:text-style-name="P6" draw:layer="layout" svg:width="1.114cm" svg:height="0.983cm" svg:x="15.942cm" svg:y="7.467cm">
          <draw:text-box>
            <text:p text:style-name="P5"><text:span text:style-name="T2">...</text:span></text:p>
          </draw:text-box>
        </draw:frame>
        <draw:frame draw:style-name="gr8" draw:text-style-name="P6" draw:layer="layout" svg:width="4.693cm" svg:height="0.971cm" svg:x="14.592cm" svg:y="6.742cm">
          <draw:text-box>
            <text:p text:style-name="P5"><text:span text:style-name="T2">RFChannels</text:span></text:p>
          </draw:text-box>
        </draw:frame>
        <draw:rect draw:style-name="gr4" draw:text-style-name="P4" draw:layer="layout" svg:width="0.971cm" svg:height="0.97cm" svg:x="19.078cm" svg:y="9.768cm">
          <text:p/>
        </draw:rect>
        <draw:rect draw:style-name="gr4" draw:text-style-name="P4" draw:layer="layout" svg:width="0.971cm" svg:height="0.97cm" svg:x="20.978cm" svg:y="9.768cm">
          <text:p/>
        </draw:rect>
        <draw:frame draw:style-name="gr5" draw:text-style-name="P6" draw:layer="layout" svg:width="1.114cm" svg:height="0.983cm" svg:x="19.943cm" svg:y="9.568cm">
          <draw:text-box>
            <text:p text:style-name="P5"><text:span text:style-name="T2">...</text:span></text:p>
          </draw:text-box>
        </draw:frame>
        <draw:frame draw:style-name="gr6" draw:text-style-name="P6" draw:layer="layout" svg:width="3.55cm" svg:height="0.971cm" svg:x="19.193cm" svg:y="8.843cm">
          <draw:text-box>
            <text:p text:style-name="P5"><text:span text:style-name="T2">Traffics</text:span></text:p>
          </draw:text-box>
        </draw:frame>
        <draw:line draw:style-name="gr9" draw:text-style-name="P4" draw:layer="layout" svg:x1="13.452cm" svg:y1="1.78cm" svg:x2="2.052cm" svg:y2="3.676cm">
          <text:p/>
        </draw:line>
        <draw:line draw:style-name="gr9" draw:text-style-name="P4" draw:layer="layout" svg:x1="13.452cm" svg:y1="1.78cm" svg:x2="9.567cm" svg:y2="3.44cm">
          <text:p/>
        </draw:line>
        <draw:line draw:style-name="gr9" draw:text-style-name="P4" draw:layer="layout" svg:x1="13.452cm" svg:y1="1.78cm" svg:x2="13.452cm" svg:y2="4.741cm">
          <text:p/>
        </draw:line>
        <draw:line draw:style-name="gr9" draw:text-style-name="P4" draw:layer="layout" svg:x1="13.452cm" svg:y1="1.78cm" svg:x2="16.322cm" svg:y2="6.842cm">
          <text:p/>
        </draw:line>
        <draw:line draw:style-name="gr9" draw:text-style-name="P4" draw:layer="layout" svg:x1="13.452cm" svg:y1="1.78cm" svg:x2="20.592cm" svg:y2="8.705cm">
          <text:p/>
        </draw:line>
        <draw:rect draw:style-name="gr3" draw:text-style-name="P3" draw:layer="layout" svg:width="2.514cm" svg:height="1.109cm" svg:x="19.333cm" svg:y="2.976cm">
          <text:p text:style-name="P2"><text:span text:style-name="T1">Timer</text:span></text:p>
        </draw:rect>
        <draw:rect draw:style-name="gr3" draw:text-style-name="P3" draw:layer="layout" svg:width="2.514cm" svg:height="1.109cm" svg:x="17.833cm" svg:y="4.477cm">
          <text:p text:style-name="P2"><text:span text:style-name="T1">Client</text:span></text:p>
        </draw:rect>
        <draw:line draw:style-name="gr9" draw:text-style-name="P4" draw:layer="layout" svg:x1="13.452cm" svg:y1="1.78cm" svg:x2="20.592cm" svg:y2="2.976cm">
          <text:p/>
        </draw:line>
        <draw:line draw:style-name="gr9" draw:text-style-name="P4" draw:layer="layout" svg:x1="13.452cm" svg:y1="1.78cm" svg:x2="19.047cm" svg:y2="4.477cm">
          <text:p/>
        </draw:line>
        <draw:rect draw:style-name="gr4" draw:text-style-name="P4" draw:layer="layout" svg:width="0.971cm" svg:height="0.97cm" svg:x="18.678cm" svg:y="12.869cm">
          <text:p/>
        </draw:rect>
        <draw:rect draw:style-name="gr4" draw:text-style-name="P4" draw:layer="layout" svg:width="0.971cm" svg:height="0.97cm" svg:x="20.578cm" svg:y="12.869cm">
          <text:p/>
        </draw:rect>
        <draw:frame draw:style-name="gr5" draw:text-style-name="P6" draw:layer="layout" svg:width="1.114cm" svg:height="0.983cm" svg:x="19.543cm" svg:y="12.669cm">
          <draw:text-box>
            <text:p text:style-name="P5"><text:span text:style-name="T2">...</text:span></text:p>
          </draw:text-box>
        </draw:frame>
        <draw:frame draw:style-name="gr10" draw:text-style-name="P6" draw:layer="layout" svg:width="4.311cm" svg:height="0.971cm" svg:x="18.293cm" svg:y="11.944cm">
          <draw:text-box>
            <text:p text:style-name="P5"><text:span text:style-name="T2">RVariables</text:span></text:p>
          </draw:text-box>
        </draw:frame>
        <draw:line draw:style-name="gr9" draw:text-style-name="P4" draw:layer="layout" svg:x1="19.587cm" svg:y1="10.738cm" svg:x2="20.167cm" svg:y2="12.044cm">
          <text:p/>
        </draw:line>
        <draw:rect draw:style-name="gr4" draw:text-style-name="P4" draw:layer="layout" svg:width="0.971cm" svg:height="0.97cm" svg:x="2.877cm" svg:y="7.267cm">
          <text:p/>
        </draw:rect>
        <draw:rect draw:style-name="gr4" draw:text-style-name="P4" draw:layer="layout" svg:width="0.971cm" svg:height="0.97cm" svg:x="4.777cm" svg:y="7.267cm">
          <text:p/>
        </draw:rect>
        <draw:frame draw:style-name="gr11" draw:text-style-name="P6" draw:layer="layout" svg:width="1.114cm" svg:height="0.983cm" svg:x="3.742cm" svg:y="7.067cm">
          <draw:text-box>
            <text:p text:style-name="P5"><text:span text:style-name="T2">...</text:span></text:p>
          </draw:text-box>
        </draw:frame>
        <draw:frame draw:style-name="gr12" draw:text-style-name="P6" draw:layer="layout" svg:width="3.931cm" svg:height="0.971cm" svg:x="2.692cm" svg:y="6.342cm">
          <draw:text-box>
            <text:p text:style-name="P5"><text:span text:style-name="T2">Mailboxes</text:span></text:p>
          </draw:text-box>
        </draw:frame>
        <draw:rect draw:style-name="gr4" draw:text-style-name="P4" draw:layer="layout" svg:width="0.971cm" svg:height="0.97cm" svg:x="4.778cm" svg:y="9.268cm">
          <text:p/>
        </draw:rect>
        <draw:rect draw:style-name="gr4" draw:text-style-name="P4" draw:layer="layout" svg:width="0.971cm" svg:height="0.97cm" svg:x="6.677cm" svg:y="9.268cm">
          <text:p/>
        </draw:rect>
        <draw:frame draw:style-name="gr5" draw:text-style-name="P6" draw:layer="layout" svg:width="1.114cm" svg:height="0.983cm" svg:x="5.643cm" svg:y="9.068cm">
          <draw:text-box>
            <text:p text:style-name="P5"><text:span text:style-name="T2">...</text:span></text:p>
          </draw:text-box>
        </draw:frame>
        <draw:frame draw:style-name="gr7" draw:text-style-name="P6" draw:layer="layout" svg:width="2.407cm" svg:height="0.971cm" svg:x="5.293cm" svg:y="8.343cm">
          <draw:text-box>
            <text:p text:style-name="P5"><text:span text:style-name="T2">Ports</text:span></text:p>
          </draw:text-box>
        </draw:frame>
        <draw:rect draw:style-name="gr4" draw:text-style-name="P4" draw:layer="layout" svg:width="0.971cm" svg:height="0.97cm" svg:x="6.878cm" svg:y="11.469cm">
          <text:p/>
        </draw:rect>
        <draw:rect draw:style-name="gr4" draw:text-style-name="P4" draw:layer="layout" svg:width="0.971cm" svg:height="0.97cm" svg:x="8.778cm" svg:y="11.469cm">
          <text:p/>
        </draw:rect>
        <draw:frame draw:style-name="gr5" draw:text-style-name="P6" draw:layer="layout" svg:width="1.114cm" svg:height="0.983cm" svg:x="7.743cm" svg:y="11.269cm">
          <draw:text-box>
            <text:p text:style-name="P5"><text:span text:style-name="T2">...</text:span></text:p>
          </draw:text-box>
        </draw:frame>
        <draw:frame draw:style-name="gr13" draw:text-style-name="P6" draw:layer="layout" svg:width="5.074cm" svg:height="0.971cm" svg:x="6.193cm" svg:y="10.544cm">
          <draw:text-box>
            <text:p text:style-name="P5"><text:span text:style-name="T2">Transceivers</text:span></text:p>
          </draw:text-box>
        </draw:frame>
        <draw:line draw:style-name="gr9" draw:text-style-name="P4" draw:layer="layout" svg:x1="8.302cm" svg:y1="5.235cm" svg:x2="4.497cm" svg:y2="6.442cm">
          <text:p/>
        </draw:line>
        <draw:line draw:style-name="gr9" draw:text-style-name="P4" draw:layer="layout" svg:x1="8.302cm" svg:y1="5.235cm" svg:x2="6.327cm" svg:y2="8.443cm">
          <text:p/>
        </draw:line>
        <draw:line draw:style-name="gr9" draw:text-style-name="P4" draw:layer="layout" svg:x1="8.302cm" svg:y1="5.235cm" svg:x2="8.302cm" svg:y2="10.544cm">
          <text:p/>
        </draw:line>
        <draw:rect draw:style-name="gr4" draw:text-style-name="P4" draw:layer="layout" svg:width="0.971cm" svg:height="0.97cm" svg:x="10.378cm" svg:y="13.47cm">
          <text:p/>
        </draw:rect>
        <draw:rect draw:style-name="gr4" draw:text-style-name="P4" draw:layer="layout" svg:width="0.971cm" svg:height="0.97cm" svg:x="12.278cm" svg:y="13.47cm">
          <text:p/>
        </draw:rect>
        <draw:frame draw:style-name="gr5" draw:text-style-name="P6" draw:layer="layout" svg:width="1.114cm" svg:height="0.983cm" svg:x="11.243cm" svg:y="13.27cm">
          <draw:text-box>
            <text:p text:style-name="P5"><text:span text:style-name="T2">...</text:span></text:p>
          </draw:text-box>
        </draw:frame>
        <draw:frame draw:style-name="gr12" draw:text-style-name="P6" draw:layer="layout" svg:width="3.931cm" svg:height="0.971cm" svg:x="10.093cm" svg:y="12.545cm">
          <draw:text-box>
            <text:p text:style-name="P5"><text:span text:style-name="T2">Processes</text:span></text:p>
          </draw:text-box>
        </draw:frame>
        <draw:line draw:style-name="gr9" draw:text-style-name="P4" draw:layer="layout" svg:x1="8.302cm" svg:y1="5.235cm" svg:x2="11.707cm" svg:y2="12.645cm">
          <text:p/>
        </draw:line>
        <draw:rect draw:style-name="gr4" draw:text-style-name="P4" draw:layer="layout" svg:width="0.971cm" svg:height="0.97cm" svg:x="13.678cm" svg:y="15.57cm">
          <text:p/>
        </draw:rect>
        <draw:rect draw:style-name="gr4" draw:text-style-name="P4" draw:layer="layout" svg:width="0.971cm" svg:height="0.97cm" svg:x="15.578cm" svg:y="15.57cm">
          <text:p/>
        </draw:rect>
        <draw:frame draw:style-name="gr5" draw:text-style-name="P6" draw:layer="layout" svg:width="1.114cm" svg:height="0.983cm" svg:x="14.543cm" svg:y="15.37cm">
          <draw:text-box>
            <text:p text:style-name="P5"><text:span text:style-name="T2">...</text:span></text:p>
          </draw:text-box>
        </draw:frame>
        <draw:frame draw:style-name="gr10" draw:text-style-name="P6" draw:layer="layout" svg:width="4.311cm" svg:height="0.971cm" svg:x="13.393cm" svg:y="14.645cm">
          <draw:text-box>
            <text:p text:style-name="P5"><text:span text:style-name="T2">RVariables</text:span></text:p>
          </draw:text-box>
        </draw:frame>
        <draw:line draw:style-name="gr9" draw:text-style-name="P4" draw:layer="layout" svg:x1="8.302cm" svg:y1="5.235cm" svg:x2="15.167cm" svg:y2="14.66cm">
          <text:p/>
        </draw:line>
        <draw:rect draw:style-name="gr4" draw:text-style-name="P4" draw:layer="layout" svg:width="0.971cm" svg:height="0.97cm" svg:x="17.778cm" svg:y="17.571cm">
          <text:p/>
        </draw:rect>
        <draw:rect draw:style-name="gr4" draw:text-style-name="P4" draw:layer="layout" svg:width="0.971cm" svg:height="0.97cm" svg:x="19.678cm" svg:y="17.571cm">
          <text:p/>
        </draw:rect>
        <draw:frame draw:style-name="gr5" draw:text-style-name="P6" draw:layer="layout" svg:width="1.114cm" svg:height="0.983cm" svg:x="18.643cm" svg:y="17.371cm">
          <draw:text-box>
            <text:p text:style-name="P5"><text:span text:style-name="T2">...</text:span></text:p>
          </draw:text-box>
        </draw:frame>
        <draw:frame draw:style-name="gr6" draw:text-style-name="P8" draw:layer="layout" svg:width="3.55cm" svg:height="0.971cm" svg:x="17.678cm" svg:y="16.646cm">
          <draw:text-box>
            <text:p text:style-name="P7"><text:span text:style-name="T1">EObjects</text:span></text:p>
          </draw:text-box>
        </draw:frame>
        <draw:line draw:style-name="gr9" draw:text-style-name="P4" draw:layer="layout" svg:x1="8.302cm" svg:y1="5.235cm" svg:x2="19.112cm" svg:y2="16.746cm">
          <text:p/>
        </draw:line>
        <draw:line draw:style-name="gr9" draw:text-style-name="P4" draw:layer="layout" svg:x1="2.007cm" svg:y1="5.181cm" svg:x2="2.007cm" svg:y2="12.277cm">
          <text:p/>
        </draw:line>
        <draw:rect draw:style-name="gr4" draw:text-style-name="P4" draw:layer="layout" svg:width="0.971cm" svg:height="0.97cm" svg:x="1.278cm" svg:y="17.572cm">
          <text:p/>
        </draw:rect>
        <draw:rect draw:style-name="gr4" draw:text-style-name="P4" draw:layer="layout" svg:width="0.971cm" svg:height="0.97cm" svg:x="3.178cm" svg:y="17.572cm">
          <text:p/>
        </draw:rect>
        <draw:frame draw:style-name="gr11" draw:text-style-name="P6" draw:layer="layout" svg:width="1.114cm" svg:height="0.983cm" svg:x="2.143cm" svg:y="17.372cm">
          <draw:text-box>
            <text:p text:style-name="P5"><text:span text:style-name="T2">...</text:span></text:p>
          </draw:text-box>
        </draw:frame>
        <draw:frame draw:style-name="gr12" draw:text-style-name="P6" draw:layer="layout" svg:width="3.931cm" svg:height="0.971cm" svg:x="0.993cm" svg:y="16.647cm">
          <draw:text-box>
            <text:p text:style-name="P5"><text:span text:style-name="T2">Observers</text:span></text:p>
          </draw:text-box>
        </draw:frame>
        <draw:rect draw:style-name="gr3" draw:text-style-name="P10" draw:layer="layout" svg:width="3.445cm" svg:height="1.505cm" svg:x="0.34cm" svg:y="12.277cm">
          <text:p text:style-name="P9"><text:span text:style-name="T2">Root</text:span></text:p>
        </draw:rect>
        <draw:rect draw:style-name="gr4" draw:text-style-name="P4" draw:layer="layout" svg:width="0.971cm" svg:height="0.97cm" svg:x="5.278cm" svg:y="17.573cm">
          <text:p/>
        </draw:rect>
        <draw:rect draw:style-name="gr4" draw:text-style-name="P4" draw:layer="layout" svg:width="0.971cm" svg:height="0.97cm" svg:x="7.178cm" svg:y="17.573cm">
          <text:p/>
        </draw:rect>
        <draw:frame draw:style-name="gr11" draw:text-style-name="P6" draw:layer="layout" svg:width="1.114cm" svg:height="0.983cm" svg:x="6.143cm" svg:y="17.373cm">
          <draw:text-box>
            <text:p text:style-name="P5"><text:span text:style-name="T2">...</text:span></text:p>
          </draw:text-box>
        </draw:frame>
        <draw:frame draw:style-name="gr10" draw:text-style-name="P6" draw:layer="layout" svg:width="4.311cm" svg:height="0.971cm" svg:x="4.993cm" svg:y="16.648cm">
          <draw:text-box>
            <text:p text:style-name="P5"><text:span text:style-name="T2">RVariables</text:span></text:p>
          </draw:text-box>
        </draw:frame>
        <draw:rect draw:style-name="gr4" draw:text-style-name="P4" draw:layer="layout" svg:width="0.971cm" svg:height="0.97cm" svg:x="9.378cm" svg:y="17.574cm">
          <text:p/>
        </draw:rect>
        <draw:rect draw:style-name="gr4" draw:text-style-name="P4" draw:layer="layout" svg:width="0.971cm" svg:height="0.97cm" svg:x="11.278cm" svg:y="17.574cm">
          <text:p/>
        </draw:rect>
        <draw:frame draw:style-name="gr11" draw:text-style-name="P6" draw:layer="layout" svg:width="1.114cm" svg:height="0.983cm" svg:x="10.243cm" svg:y="17.374cm">
          <draw:text-box>
            <text:p text:style-name="P5"><text:span text:style-name="T2">...</text:span></text:p>
          </draw:text-box>
        </draw:frame>
        <draw:frame draw:style-name="gr6" draw:text-style-name="P6" draw:layer="layout" svg:width="3.55cm" svg:height="0.971cm" svg:x="9.293cm" svg:y="16.649cm">
          <draw:text-box>
            <text:p text:style-name="P5"><text:span text:style-name="T2">EObjects</text:span></text:p>
          </draw:text-box>
        </draw:frame>
        <draw:line draw:style-name="gr9" draw:text-style-name="P4" draw:layer="layout" svg:x1="2.052cm" svg:y1="13.782cm" svg:x2="2.662cm" svg:y2="16.748cm">
          <text:p/>
        </draw:line>
        <draw:line draw:style-name="gr9" draw:text-style-name="P4" draw:layer="layout" svg:x1="2.052cm" svg:y1="13.782cm" svg:x2="6.427cm" svg:y2="16.746cm">
          <text:p/>
        </draw:line>
        <draw:line draw:style-name="gr9" draw:text-style-name="P4" draw:layer="layout" svg:x1="2.052cm" svg:y1="13.782cm" svg:x2="10.697cm" svg:y2="16.749cm">
          <text:p/>
        </draw:lin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1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9cm" fo:text-indent="0cm"/>
      <style:text-properties fo:font-size="23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2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5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606cm" fo:page-height="19.30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8.252cm" svg:height="7.047cm" svg:x="1.521cm" svg:y="2.397cm"/>
      <draw:page-thumbnail draw:layer="backgroundobjects" svg:width="8.252cm" svg:height="7.047cm" svg:x="1.521cm" svg:y="10.445cm"/>
      <draw:page-thumbnail draw:layer="backgroundobjects" svg:width="8.252cm" svg:height="7.047cm" svg:x="1.521cm" svg:y="18.493cm"/>
      <draw:page-thumbnail draw:layer="backgroundobjects" svg:width="8.252cm" svg:height="7.047cm" svg:x="11.816cm" svg:y="2.397cm"/>
      <draw:page-thumbnail draw:layer="backgroundobjects" svg:width="8.252cm" svg:height="7.047cm" svg:x="11.816cm" svg:y="10.445cm"/>
      <draw:page-thumbnail draw:layer="backgroundobjects" svg:width="8.252cm" svg:height="7.047cm" svg:x="11.816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42cm" svg:height="3.132cm" svg:x="1.766cm" svg:y="0.923cm" presentation:class="title" presentation:placeholder="true">
        <draw:text-box/>
      </draw:frame>
      <draw:frame presentation:style-name="Default-outline1" draw:layer="backgroundobjects" svg:width="20.42cm" svg:height="12.383cm" svg:x="1.766cm" svg:y="4.56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meta:initial-creator>Pawel Gburzynski</meta:initial-creator>
    <meta:creation-date>2006-03-04T16:05:56</meta:creation-date>
    <dc:creator>Pawel Gburzynski</dc:creator>
    <dc:date>2018-04-10T20:44:22.37</dc:date>
    <dc:language>en-US</dc:language>
    <meta:editing-cycles>5</meta:editing-cycles>
    <meta:editing-duration>PT1H3M9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